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8154d"/>
    </style:style>
    <style:style style:name="T12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officeooo:rsid="002f8bd1" fo:background-color="transparent" loext:char-shading-value="0"/>
    </style:style>
    <style:style style:name="T15" style:family="text">
      <style:text-properties officeooo:rsid="002f8bd1"/>
    </style:style>
    <style:style style:name="T16" style:family="text">
      <style:text-properties officeooo:rsid="0035f94d"/>
    </style:style>
    <style:style style:name="T17" style:family="text">
      <style:text-properties officeooo:rsid="003d4a6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Lyncon Estevan Baez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2">12.611.282-3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3">121.128.809-93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5">24/05/2001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8">( </text:span></text:span><text:span text:style-name="Fonte_20_parág._20_padrão"><text:span text:style-name="T9">X</text:span></text:span><text:span text:style-name="Fonte_20_parág._20_padrão"><text:span text:style-name="T8"> ) Colaborador <text:s text:c="23"/>( </text:span></text:span><text:span text:style-name="Fonte_20_parág._20_padrão"><text:span text:style-name="T9"/></text:span><text:span text:style-name="Fonte_20_parág._20_padrão"><text:span text:style-name="T8"> ) Bolsista/Voluntário <text:s text:c="27"/>( </text:span></text:span><text:span text:style-name="Fonte_20_parág._20_padrão"><text:span text:style-name="T9"/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5"/> ) <text:bookmark-start text:name="__DdeLink__372_439133231"/>Viagem a trabalho<text:bookmark-end text:name="__DdeLink__372_439133231"/> <text:s text:c="5"/>( <text:span text:style-name="T15">X</text:span> ) <text:bookmark-start text:name="__DdeLink__374_439133231"/>Evento/Congresso <text:s text:c="9"/><text:bookmark-end text:name="__DdeLink__374_439133231"/><text:s/>( <text:span text:style-name="T15"/> ) <text:bookmark-start text:name="__DdeLink__376_439133231"/>Viagem treinamento/aprimoramento<text:bookmark-end text:name="__DdeLink__376_4391332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5">Carro Elétr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7">854974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6">08564588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6">COPEL.001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6">Terminar PFC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5">Foz do Iguacu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5">Cascavel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5">26/04/2005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5">14/04/2007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pq simf sdjfnkjsdh sdmnfbsdmnfb sdmfnbsdm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4"><script>alert("ola mundo");</scrip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5">235435345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5"/> ) <text:bookmark-start text:name="__DdeLink__381_2868983048"/>Aérea nacional (com franquia de bagagem)<text:bookmark-end text:name="__DdeLink__381_2868983048"/></text:p>
            <text:p text:style-name="P10">( <text:span text:style-name="T15"/> ) <text:bookmark-start text:name="__DdeLink__383_2868983048"/>Aérea nacional (sem franquia de bagagem)<text:bookmark-end text:name="__DdeLink__383_2868983048"/></text:p>
            <text:p text:style-name="P10">( <text:span text:style-name="T15"/> ) <text:bookmark-start text:name="__DdeLink__385_2868983048"/>Aérea internacional<text:bookmark-end text:name="__DdeLink__385_2868983048"/>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5">X</text:span> ) <text:bookmark-start text:name="__DdeLink__387_2868983048"/>Terrestre nacional<text:bookmark-end text:name="__DdeLink__387_2868983048"/></text:p>
            <text:p text:style-name="P10">( <text:span text:style-name="T15"> </text:span>) <text:bookmark-start text:name="__DdeLink__389_2868983048"/>Terrestre internacional<text:bookmark-end text:name="__DdeLink__389_2868983048"/>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5">Kombi Tunad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5"/> <text:span text:style-name="T11">)</text:span> <text:bookmark-start text:name="__DdeLink__399_2868983048"/>Veículo locado<text:bookmark-end text:name="__DdeLink__399_2868983048"/>*</text:p>
          </table:table-cell>
          <table:covered-table-cell/>
          <table:table-cell table:style-name="Tabela2.C20" table:number-columns-spanned="4" office:value-type="string">
            <text:p text:style-name="P28">( <text:span text:style-name="T15">X</text:span> ) <text:bookmark-start text:name="__DdeLink__401_2868983048"/>Transporte com parceiros/terceiros<text:bookmark-end text:name="__DdeLink__401_2868983048"/>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5"/> ) <text:bookmark-start text:name="__DdeLink__403_2868983048"/><text:span text:style-name="T17">D</text:span><text:bookmark-end text:name="__DdeLink__403_2868983048"/><text:span text:style-name="T17">ata</text:span>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5">Arlindo</text:span></text:p>
            <text:p text:style-name="P23">Nº da CNH: <text:span text:style-name="T15">4593948574</text:span></text:p>
            <text:p text:style-name="P23">Validade: <text:span text:style-name="T15">23/03/2010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5">23/06/2005 06:04</text:span></text:p>
            <text:p text:style-name="P10">Data/Hora devolução do veículo na agência: <text:span text:style-name="T15">24/06/2005 03:00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5">23/03/2005</text:span></text:p>
            <text:p text:style-name="P23">Horário de entrada: <text:span text:style-name="T15">04:00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5">12/04/2007</text:span> </text:p>
            <text:p text:style-name="P23">Horário de saída: <text:span text:style-name="T15">02:00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54.76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0.00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0.00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0.00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5.00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67.00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0.00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0.00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0.00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24T14:32:40.558892107</dc:date>
    <meta:print-date>2017-02-24T16:35:00Z</meta:print-date>
    <meta:editing-cycles>107</meta:editing-cycles>
    <meta:editing-duration>PT19H4M6S</meta:editing-duration>
    <meta:document-statistic meta:table-count="2" meta:image-count="1" meta:object-count="0" meta:page-count="2" meta:paragraph-count="76" meta:word-count="326" meta:character-count="2336" meta:non-whitespace-character-count="2016"/>
    <meta:template xlink:type="simple" xlink:actuate="onRequest" xlink:title="" xlink:href="../FORM.AP.001%20-%20Formulário%20Apoio%20Requisição%20de%20Viagem%20-%20Felipe%20-%2004-10.odt/Normal"/>
  </office:meta>
</office:document-meta>
</file>